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2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5" style:family="text">
      <style:text-properties fo:color="#ff0000"/>
    </style:style>
    <style:style style:name="T16" style:family="text">
      <style:text-properties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6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6). [computer software] <text:a xlink:href="https://github.com/piotrbajdek/coprosize" xlink:type="simple">https://github.com/piotrbajdek/coprosize</text:a>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6">x</text:span><text:span text:style-name="T27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1">y</text:span><text:span text:style-name="T12"> = 0.0056582325</text:span><text:span text:style-name="T13">x</text:span><text:span text:style-name="T14">2.393336359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1.021988205869" calcext:value-type="percentage">
            <text:p>102.2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felidae</text:p>
          </table:table-cell>
          <table:table-cell table:style-name="ce15" office:value-type="string" calcext:value-type="string">
            <text:p>Based on carnivorous f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01836115<text:span text:style-name="T15">x</text:span><text:span text:style-name="T16">3.7646426827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0.547529688168" calcext:value-type="percentage">
            <text:p>54.7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mammalia</text:p>
          </table:table-cell>
          <table:table-cell table:style-name="ce15" office:value-type="string" calcext:value-type="string">
            <text:p>Based on carnivorous placentals and monotrem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41261855<text:span text:style-name="T15">x</text:span><text:span text:style-name="T16">2.461424646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1.276674574953" calcext:value-type="percentage">
            <text:p>127.67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652918788024" calcext:value-type="percentage">
            <text:p>65.2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frotheria</text:p>
          </table:table-cell>
          <table:table-cell table:style-name="ce15" office:value-type="string" calcext:value-type="string">
            <text:p>Based on herbivorous afrother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24866807<text:span text:style-name="T15">x</text:span><text:span text:style-name="T16">2.788916477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651794549778" calcext:value-type="percentage">
            <text:p>165.1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rchosauria</text:p>
          </table:table-cell>
          <table:table-cell table:style-name="ce15" office:value-type="string" calcext:value-type="string">
            <text:p>Based on herb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8389131<text:span text:style-name="T15">x</text:span><text:span text:style-name="T16">2.810020686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08849044196" calcext:value-type="percentage">
            <text:p>10.8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marsupialia</text:p>
          </table:table-cell>
          <table:table-cell table:style-name="ce15" office:value-type="string" calcext:value-type="string">
            <text:p>Based on herbivorous marsupial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24440978<text:span text:style-name="T15">x</text:span><text:span text:style-name="T16">2.2193247015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06312472632" calcext:value-type="percentage">
            <text:p>50.6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eptilia</text:p>
          </table:table-cell>
          <table:table-cell table:style-name="ce15" office:value-type="string" calcext:value-type="string">
            <text:p>Based on herbivorous birds and turtl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6217107<text:span text:style-name="T15">x</text:span><text:span text:style-name="T16">2.827269241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098517207268" calcext:value-type="percentage">
            <text:p>9.8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archosauria</text:p>
          </table:table-cell>
          <table:table-cell table:style-name="ce15" office:value-type="string" calcext:value-type="string">
            <text:p>Based on omn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4342026<text:span text:style-name="T15">x</text:span><text:span text:style-name="T16">3.015755317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13862985309" calcext:value-type="percentage">
            <text:p>81.3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nidae</text:p>
          </table:table-cell>
          <table:table-cell table:style-name="ce15" office:value-type="string" calcext:value-type="string">
            <text:p>Based on carnivorous and omnivorous can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05937247<text:span text:style-name="T15">x</text:span><text:span text:style-name="T16">2.039655789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616362838803" calcext:value-type="percentage">
            <text:p>61.64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rnivora</text:p>
          </table:table-cell>
          <table:table-cell table:style-name="ce15" office:value-type="string" calcext:value-type="string">
            <text:p>Based on carnivorous and omnivorous carnivor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8622336<text:span text:style-name="T15">x</text:span><text:span text:style-name="T16">2.769165909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218140204544" calcext:value-type="percentage">
            <text:p>121.81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herpestidae</text:p>
          </table:table-cell>
          <table:table-cell table:style-name="ce15" office:value-type="string" calcext:value-type="string">
            <text:p>Based on carnivorous and omnivorous herpest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3503054969 * 1.0767216732<text:span text:style-name="T21">x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734005280256" calcext:value-type="percentage">
            <text:p>73.4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Exponential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mustelidae</text:p>
          </table:table-cell>
          <table:table-cell table:style-name="ce15" office:value-type="string" calcext:value-type="string">
            <text:p>Based on carnivorous and omnivorous must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38273352<text:span text:style-name="T15">x</text:span><text:span text:style-name="T16">2.522503614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26001703189" calcext:value-type="percentage">
            <text:p>52.6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20T02:24:43.032493904</dc:date>
    <dc:creator>Piotr Bajdek</dc:creator>
    <meta:editing-duration>PT4H42M29S</meta:editing-duration>
    <meta:editing-cycles>46</meta:editing-cycles>
    <meta:generator>LibreOffice/7.3.4.2$Linux_X86_64 LibreOffice_project/728fec16bd5f605073805c3c9e7c4212a0120dc5</meta:generator>
    <meta:document-statistic meta:table-count="1" meta:cell-count="141" meta:object-count="0"/>
  </office:meta>
</office:document-meta>
</file>